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9B000000DB4AD1A7FB9E5B44067.png" manifest:media-type="image/png"/>
  <manifest:file-entry manifest:full-path="Pictures/10000201000009B000000DB4B0C9B82D4FF56D80.png" manifest:media-type="image/png"/>
  <manifest:file-entry manifest:full-path="Pictures/10000201000009B000000DB47E161B7B4EB333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846cm" svg:height="21cm" draw:transform="rotate (1.5707963267949) translate (-0.1cm 14.735cm)">
          <draw:image xlink:href="Pictures/10000201000009B000000DB4AD1A7FB9E5B44067.png" xlink:type="simple" xlink:show="embed" xlink:actuate="onLoad">
            <text:p/>
          </draw:image>
        </draw:frame>
        <draw:frame draw:style-name="gr1" draw:text-style-name="P1" draw:layer="layout" svg:width="14.846cm" svg:height="21cm" draw:transform="rotate (1.5707963267949) translate (-0.1cm 29.811cm)">
          <draw:image xlink:href="Pictures/10000201000009B000000DB4B0C9B82D4FF56D80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.846cm" svg:height="21cm" draw:transform="rotate (1.5707963267949) translate (-0.1cm 14.735cm)">
          <draw:image xlink:href="Pictures/10000201000009B000000DB4AD1A7FB9E5B44067.png" xlink:type="simple" xlink:show="embed" xlink:actuate="onLoad">
            <text:p/>
          </draw:image>
        </draw:frame>
        <draw:frame draw:style-name="gr1" draw:text-style-name="P1" draw:layer="layout" svg:width="14.846cm" svg:height="21cm" draw:transform="rotate (1.5707963267949) translate (-0.1cm 29.811cm)">
          <draw:image xlink:href="Pictures/10000201000009B000000DB4B0C9B82D4FF56D80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4.845cm" svg:height="21cm" draw:transform="rotate (1.5707963267949) translate (0cm 29.659cm)">
          <draw:image xlink:href="Pictures/10000201000009B000000DB47E161B7B4EB33341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4.845cm" svg:height="21cm" draw:transform="rotate (1.5707963267949) translate (0cm 29.659cm)">
          <draw:image xlink:href="Pictures/10000201000009B000000DB47E161B7B4EB333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M4S</meta:editing-duration>
    <meta:editing-cycles>3</meta:editing-cycles>
    <meta:generator>LibreOffice/5.1.4.2$Windows_X86_64 LibreOffice_project/f99d75f39f1c57ebdd7ffc5f42867c12031db97a</meta:generator>
    <dc:date>2017-05-25T01:32:00.541000000</dc:date>
    <meta:print-date>2017-05-25T01:20:59.741000000</meta:print-date>
    <meta:document-statistic meta:object-count="6"/>
  </office:meta>
</office:document-meta>
</file>